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24.43mm"/>
    </style:style>
    <style:style style:name="co3" style:family="table-column">
      <style:table-column-properties fo:break-before="auto" style:column-width="42.58mm"/>
    </style:style>
    <style:style style:name="co4" style:family="table-column">
      <style:table-column-properties fo:break-before="auto" style:column-width="32.97mm"/>
    </style:style>
    <style:style style:name="co5" style:family="table-column">
      <style:table-column-properties fo:break-before="auto" style:column-width="39.1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Standard_5f_Tabelle1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Standard_5f_Tabelle1">
      <style:table-cell-properties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Standard_5f_Tabelle1" style:data-style-name="N111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84"/>
    <style:style style:name="ce8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chuljahr</text:p>
          </table:table-cell>
          <table:table-cell table:style-name="ce1" office:value-type="string" calcext:value-type="string">
            <text:p>SchuljahrName</text:p>
          </table:table-cell>
          <table:table-cell table:style-name="ce1" office:value-type="string" calcext:value-type="string">
            <text:p>Schulklass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ustrittsdatum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stadtteil</text:p>
          </table:table-cell>
          <table:table-cell table:style-name="ce1" office:value-type="string" calcext:value-type="string">
            <text:p>Straße</text:p>
          </table:table-cell>
          <table:table-cell table:style-name="ce1" office:value-type="string" calcext:value-type="string">
            <text:p>geburtsdatum</text:p>
          </table:table-cell>
          <table:table-cell table:style-name="ce1" office:value-type="string" calcext:value-type="string">
            <text:p>geburtsor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ufname</text:p>
          </table:table-cell>
          <table:table-cell table:style-name="ce1" office:value-type="string" calcext:value-type="string">
            <text:p>vornamen</text:p>
          </table:table-cell>
          <table:table-cell table:style-name="ce1" office:value-type="string" calcext:value-type="string">
            <text:p>eintrittsdatum</text:p>
          </table:table-cell>
          <table:table-cell table:style-name="ce1" office:value-type="string" calcext:value-type="string">
            <text:p>Geschlecht</text:p>
          </table:table-cell>
          <table:table-cell table:style-name="ce1" office:value-type="string" calcext:value-type="string">
            <text:p>klasse</text:p>
          </table:table-cell>
          <table:table-cell table:style-name="ce1" office:value-type="string" calcext:value-type="string">
            <text:p>Schulaustritt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office:value-type="float" office:value="9" calcext:value-type="float">
            <text:p>9</text:p>
          </table:table-cell>
          <table:table-cell office:value-type="float" office:value="201101" calcext:value-type="float">
            <text:p>201101</text:p>
          </table:table-cell>
          <table:table-cell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7" office:value-type="date" office:date-value="2001-02-03" calcext:value-type="date">
            <text:p>2001-02-0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Pohmann</text:p>
          </table:table-cell>
          <table:table-cell table:number-columns-repeated="2" office:value-type="string" calcext:value-type="string">
            <text:p>Luise</text:p>
          </table:table-cell>
          <table:table-cell table:style-name="ce8" office:value-type="date" office:date-value="2008-08-01" calcext:value-type="date">
            <text:p>01.08.2008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office:value-type="float" office:value="9" calcext:value-type="float">
            <text:p>9</text:p>
          </table:table-cell>
          <table:table-cell office:value-type="float" office:value="201102" calcext:value-type="float">
            <text:p>201102</text:p>
          </table:table-cell>
          <table:table-cell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7" office:value-type="date" office:date-value="2001-02-04" calcext:value-type="date">
            <text:p>2001-02-0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Enden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Friedrich zu</text:p>
          </table:table-cell>
          <table:table-cell table:style-name="ce8" office:value-type="date" office:date-value="2008-08-01" calcext:value-type="date">
            <text:p>01.08.2008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office:value-type="float" office:value="9" calcext:value-type="float">
            <text:p>9</text:p>
          </table:table-cell>
          <table:table-cell office:value-type="float" office:value="201103" calcext:value-type="float">
            <text:p>201103</text:p>
          </table:table-cell>
          <table:table-cell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7" office:value-type="date" office:date-value="2001-02-05" calcext:value-type="date">
            <text:p>2001-02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Stahlkopf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Richard</text:p>
          </table:table-cell>
          <table:table-cell table:style-name="ce8" office:value-type="date" office:date-value="2008-08-01" calcext:value-type="date">
            <text:p>01.08.2008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office:value-type="float" office:value="9" calcext:value-type="float">
            <text:p>9</text:p>
          </table:table-cell>
          <table:table-cell office:value-type="float" office:value="201104" calcext:value-type="float">
            <text:p>201104</text:p>
          </table:table-cell>
          <table:table-cell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7" office:value-type="date" office:date-value="2001-02-06" calcext:value-type="date">
            <text:p>2001-02-0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Juliette de</text:p>
          </table:table-cell>
          <table:table-cell table:style-name="ce8" office:value-type="date" office:date-value="2008-08-01" calcext:value-type="date">
            <text:p>01.08.2008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office:value-type="float" office:value="9" calcext:value-type="float">
            <text:p>9</text:p>
          </table:table-cell>
          <table:table-cell office:value-type="float" office:value="201105" calcext:value-type="float">
            <text:p>201105</text:p>
          </table:table-cell>
          <table:table-cell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7" office:value-type="date" office:date-value="2001-02-07" calcext:value-type="date">
            <text:p>2001-0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Schmidt</text:p>
          </table:table-cell>
          <table:table-cell table:number-columns-repeated="2" office:value-type="string" calcext:value-type="string">
            <text:p>Amelie</text:p>
          </table:table-cell>
          <table:table-cell table:style-name="ce8" office:value-type="date" office:date-value="2008-08-01" calcext:value-type="date">
            <text:p>01.08.2008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office:value-type="float" office:value="9" calcext:value-type="float">
            <text:p>9</text:p>
          </table:table-cell>
          <table:table-cell office:value-type="float" office:value="201106" calcext:value-type="float">
            <text:p>201106</text:p>
          </table:table-cell>
          <table:table-cell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7" office:value-type="date" office:date-value="2001-02-08" calcext:value-type="date">
            <text:p>2001-02-0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eier</text:p>
          </table:table-cell>
          <table:table-cell table:number-columns-repeated="2" office:value-type="string" calcext:value-type="string">
            <text:p>Julian</text:p>
          </table:table-cell>
          <table:table-cell table:style-name="ce8" office:value-type="date" office:date-value="2008-08-01" calcext:value-type="date">
            <text:p>01.08.2008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office:value-type="float" office:value="9" calcext:value-type="float">
            <text:p>9</text:p>
          </table:table-cell>
          <table:table-cell office:value-type="float" office:value="201107" calcext:value-type="float">
            <text:p>201107</text:p>
          </table:table-cell>
          <table:table-cell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7" office:value-type="date" office:date-value="2001-02-09" calcext:value-type="date">
            <text:p>2001-02-0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ustlos</text:p>
          </table:table-cell>
          <table:table-cell office:value-type="string" calcext:value-type="string">
            <text:p>Fynn</text:p>
          </table:table-cell>
          <table:table-cell office:value-type="string" calcext:value-type="string">
            <text:p>Louis Fynn</text:p>
          </table:table-cell>
          <table:table-cell table:style-name="ce8" office:value-type="date" office:date-value="2008-08-01" calcext:value-type="date">
            <text:p>01.08.2008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office:value-type="float" office:value="9" calcext:value-type="float">
            <text:p>9</text:p>
          </table:table-cell>
          <table:table-cell office:value-type="float" office:value="201108" calcext:value-type="float">
            <text:p>201108</text:p>
          </table:table-cell>
          <table:table-cell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7" office:value-type="date" office:date-value="2001-02-20" calcext:value-type="date">
            <text:p>2001-02-2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Frust</text:p>
          </table:table-cell>
          <table:table-cell table:number-columns-repeated="2" office:value-type="string" calcext:value-type="string">
            <text:p>Anna Lena</text:p>
          </table:table-cell>
          <table:table-cell table:style-name="ce8" office:value-type="date" office:date-value="2008-08-01" calcext:value-type="date">
            <text:p>01.08.2008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0701" calcext:value-type="float">
            <text:p>20070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1-01-01" calcext:value-type="date">
            <text:p>01-Jan-01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Ärger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Anton David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m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0711" calcext:value-type="float">
            <text:p>200711</text:p>
          </table:table-cell>
          <table:table-cell table:style-name="ce5"/>
          <table:table-cell office:value-type="string" calcext:value-type="string">
            <text:p>31275</text:p>
          </table:table-cell>
          <table:table-cell table:style-name="ce3" office:value-type="string" calcext:value-type="string">
            <text:p>Lehrte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2000-10-03" calcext:value-type="date">
            <text:p>03-Okt-00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Metzger</text:p>
          </table:table-cell>
          <table:table-cell table:number-columns-repeated="2" office:value-type="string" calcext:value-type="string">
            <text:p>Molly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w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0703" calcext:value-type="float">
            <text:p>20070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12-24" calcext:value-type="date">
            <text:p>24-Dez-0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Grünberg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Ludwig Albert von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m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0704" calcext:value-type="float">
            <text:p>200704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06-06" calcext:value-type="date">
            <text:p>06-Jun-0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Köstlich</text:p>
          </table:table-cell>
          <table:table-cell table:number-columns-repeated="2" office:value-type="string" calcext:value-type="string">
            <text:p>Kevin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m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0705" calcext:value-type="float">
            <text:p>200705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1-02-27" calcext:value-type="date">
            <text:p>27-Feb-01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ammfeld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Bernd Alexander zu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m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0710" calcext:value-type="float">
            <text:p>200710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1-02-27" calcext:value-type="date">
            <text:p>27-Feb-01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ammfeld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Bernadette Gloria zu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w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0952" calcext:value-type="float">
            <text:p>20095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1-03-02" calcext:value-type="date">
            <text:p>02-Mrz-01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Schwips</text:p>
          </table:table-cell>
          <table:table-cell table:number-columns-repeated="2" office:value-type="string" calcext:value-type="string">
            <text:p>Stefan</text:p>
          </table:table-cell>
          <table:table-cell table:style-name="ce5" office:value-type="date" office:date-value="2009-08-01" calcext:value-type="date">
            <text:p>01-Aug-09</text:p>
          </table:table-cell>
          <table:table-cell office:value-type="string" calcext:value-type="string">
            <text:p>m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1051" calcext:value-type="float">
            <text:p>20105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11-06" calcext:value-type="date">
            <text:p>06-Nov-0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Taufrisch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Tanja Susanna</text:p>
          </table:table-cell>
          <table:table-cell table:style-name="ce5" office:value-type="date" office:date-value="2010-04-01" calcext:value-type="date">
            <text:p>01-Apr-10</text:p>
          </table:table-cell>
          <table:table-cell office:value-type="string" calcext:value-type="string">
            <text:p>w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/>
          <table:table-cell table:style-name="ce3"/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601" calcext:value-type="float">
            <text:p>20060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12-07" calcext:value-type="date">
            <text:p>07-Dez-9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Adelig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Annegret Amalia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602" calcext:value-type="float">
            <text:p>20060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09-26" calcext:value-type="date">
            <text:p>26-Sep-99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Bunte</text:p>
          </table:table-cell>
          <table:table-cell table:number-columns-repeated="2" office:value-type="string" calcext:value-type="string">
            <text:p>Bertha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603" calcext:value-type="float">
            <text:p>200603</text:p>
          </table:table-cell>
          <table:table-cell table:style-name="ce5"/>
          <table:table-cell office:value-type="string" calcext:value-type="string">
            <text:p>30880</text:p>
          </table:table-cell>
          <table:table-cell table:style-name="ce3" office:value-type="string" calcext:value-type="string">
            <text:p>Laatzen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9-05-05" calcext:value-type="date">
            <text:p>05-Mai-9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Carstense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hristian Eric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m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604" calcext:value-type="float">
            <text:p>200604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Laatzen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9-11-18" calcext:value-type="date">
            <text:p>18-Nov-9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ämmermann</text:p>
          </table:table-cell>
          <table:table-cell table:number-columns-repeated="2" office:value-type="string" calcext:value-type="string">
            <text:p>David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m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605" calcext:value-type="float">
            <text:p>200605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02-27" calcext:value-type="date">
            <text:p>27-Feb-0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insky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dgar Martin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m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606" calcext:value-type="float">
            <text:p>200606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07-21" calcext:value-type="date">
            <text:p>21-Jul-99</text:p>
          </table:table-cell>
          <table:table-cell office:value-type="string" calcext:value-type="string">
            <text:p>Lüneburg</text:p>
          </table:table-cell>
          <table:table-cell office:value-type="string" calcext:value-type="string">
            <text:p>Nümann</text:p>
          </table:table-cell>
          <table:table-cell office:value-type="string" calcext:value-type="string">
            <text:p>Nele</text:p>
          </table:table-cell>
          <table:table-cell office:value-type="string" calcext:value-type="string">
            <text:p>Nele Maria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951" calcext:value-type="float">
            <text:p>200951</text:p>
          </table:table-cell>
          <table:table-cell table:style-name="ce5"/>
          <table:table-cell office:value-type="string" calcext:value-type="string">
            <text:p>31303</text:p>
          </table:table-cell>
          <table:table-cell table:style-name="ce3" office:value-type="string" calcext:value-type="string">
            <text:p>Burgdorf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9-08-13" calcext:value-type="date">
            <text:p>13-Aug-9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Erlen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Marc Ole zu den</text:p>
          </table:table-cell>
          <table:table-cell table:style-name="ce5" office:value-type="date" office:date-value="2009-08-01" calcext:value-type="date">
            <text:p>01-Aug-09</text:p>
          </table:table-cell>
          <table:table-cell office:value-type="string" calcext:value-type="string">
            <text:p>m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851" calcext:value-type="float">
            <text:p>20085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11-06" calcext:value-type="date">
            <text:p>06-Nov-99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Plaß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Penelope Susan</text:p>
          </table:table-cell>
          <table:table-cell table:style-name="ce5" office:value-type="date" office:date-value="2008-05-01" calcext:value-type="date">
            <text:p>01-Mai-08</text:p>
          </table:table-cell>
          <table:table-cell office:value-type="string" calcext:value-type="string">
            <text:p>w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607" calcext:value-type="float">
            <text:p>200607</text:p>
          </table:table-cell>
          <table:table-cell table:style-name="ce5" office:value-type="date" office:date-value="2016-01-31" calcext:value-type="date">
            <text:p>31-Jan-16</text:p>
          </table:table-cell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01-06" calcext:value-type="date">
            <text:p>06-Jan-00</text:p>
          </table:table-cell>
          <table:table-cell office:value-type="string" calcext:value-type="string">
            <text:p>Springe</text:p>
          </table:table-cell>
          <table:table-cell office:value-type="string" calcext:value-type="string">
            <text:p>Unstet</text:p>
          </table:table-cell>
          <table:table-cell table:number-columns-repeated="2" office:value-type="string" calcext:value-type="string">
            <text:p>Irmgard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date" office:date-value="2016-01-31" calcext:value-type="date">
            <text:p>31-Jan-16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/>
          <table:table-cell table:style-name="ce3"/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00501" calcext:value-type="float">
            <text:p>20050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12-07" calcext:value-type="date">
            <text:p>07-Dez-9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Amundse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na Berta Caterina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w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00502" calcext:value-type="float">
            <text:p>20050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9-26" calcext:value-type="date">
            <text:p>26-Sep-98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Blumig</text:p>
          </table:table-cell>
          <table:table-cell table:number-columns-repeated="2" office:value-type="string" calcext:value-type="string">
            <text:p>Bettina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w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00503" calcext:value-type="float">
            <text:p>20050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5-05" calcext:value-type="date">
            <text:p>05-Mai-9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Christiansen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Carsten Friedrich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m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00504" calcext:value-type="float">
            <text:p>200504</text:p>
          </table:table-cell>
          <table:table-cell table:style-name="ce5"/>
          <table:table-cell table:style-name="ce3" office:value-type="string" calcext:value-type="string">
            <text:p>30823</text:p>
          </table:table-cell>
          <table:table-cell table:style-name="ce3" office:value-type="string" calcext:value-type="string">
            <text:p>Garbsen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8-11-18" calcext:value-type="date">
            <text:p>18-Nov-9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aniel Demian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m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00505" calcext:value-type="float">
            <text:p>200505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02-27" calcext:value-type="date">
            <text:p>27-Feb-9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Ernst Ludwig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m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00506" calcext:value-type="float">
            <text:p>200506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7-21" calcext:value-type="date">
            <text:p>21-Jul-98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Rathenau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Ida Maria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w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00953" calcext:value-type="float">
            <text:p>20095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8-13" calcext:value-type="date">
            <text:p>13-Aug-9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tin Leon</text:p>
          </table:table-cell>
          <table:table-cell table:style-name="ce5" office:value-type="date" office:date-value="2009-08-01" calcext:value-type="date">
            <text:p>01-Aug-09</text:p>
          </table:table-cell>
          <table:table-cell office:value-type="string" calcext:value-type="string">
            <text:p>m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00852" calcext:value-type="float">
            <text:p>20085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11-06" calcext:value-type="date">
            <text:p>06-Nov-98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Streng</text:p>
          </table:table-cell>
          <table:table-cell table:number-columns-repeated="2" office:value-type="string" calcext:value-type="string">
            <text:p>Susanne</text:p>
          </table:table-cell>
          <table:table-cell table:style-name="ce5" office:value-type="date" office:date-value="2008-05-01" calcext:value-type="date">
            <text:p>01-Mai-08</text:p>
          </table:table-cell>
          <table:table-cell office:value-type="string" calcext:value-type="string">
            <text:p>w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/>
          <table:table-cell table:style-name="ce3"/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200651" calcext:value-type="float">
            <text:p>200651</text:p>
          </table:table-cell>
          <table:table-cell table:style-name="ce5"/>
          <table:table-cell table:style-name="ce3" office:value-type="string" calcext:value-type="string">
            <text:p>31311</text:p>
          </table:table-cell>
          <table:table-cell table:style-name="ce3" office:value-type="string" calcext:value-type="string">
            <text:p>Uetze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7-09-26" calcext:value-type="date">
            <text:p>26-Sep-97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Astrein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Renate Maren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float" office:value="13" calcext:value-type="float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201052" calcext:value-type="float">
            <text:p>20105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05-05" calcext:value-type="date">
            <text:p>05-Mai-9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ürre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Robin Ortwin</text:p>
          </table:table-cell>
          <table:table-cell table:style-name="ce5" office:value-type="date" office:date-value="2010-08-01" calcext:value-type="date">
            <text:p>01-Aug-10</text:p>
          </table:table-cell>
          <table:table-cell office:value-type="string" calcext:value-type="string">
            <text:p>m</text:p>
          </table:table-cell>
          <table:table-cell table:style-name="ce3" office:value-type="float" office:value="13" calcext:value-type="float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200404" calcext:value-type="float">
            <text:p>200404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2-27" calcext:value-type="date">
            <text:p>27-Feb-9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arnisch</text:p>
          </table:table-cell>
          <table:table-cell table:number-columns-repeated="2" office:value-type="string" calcext:value-type="string">
            <text:p>Hermione</text:p>
          </table:table-cell>
          <table:table-cell table:style-name="ce5" office:value-type="date" office:date-value="2004-08-01" calcext:value-type="date">
            <text:p>01-Aug-04</text:p>
          </table:table-cell>
          <table:table-cell office:value-type="string" calcext:value-type="string">
            <text:p>w</text:p>
          </table:table-cell>
          <table:table-cell table:style-name="ce3" office:value-type="float" office:value="13" calcext:value-type="float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200408" calcext:value-type="float">
            <text:p>200408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08-13" calcext:value-type="date">
            <text:p>13-Aug-9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andelbrot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evin Friedemann</text:p>
          </table:table-cell>
          <table:table-cell table:style-name="ce5" office:value-type="date" office:date-value="2004-08-01" calcext:value-type="date">
            <text:p>01-Aug-04</text:p>
          </table:table-cell>
          <table:table-cell office:value-type="string" calcext:value-type="string">
            <text:p>m</text:p>
          </table:table-cell>
          <table:table-cell table:style-name="ce3" office:value-type="float" office:value="13" calcext:value-type="float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200853" calcext:value-type="float">
            <text:p>20085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11-06" calcext:value-type="date">
            <text:p>06-Nov-97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Stelzinge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ugustus Balthasar Friedhelm Stefan von</text:p>
          </table:table-cell>
          <table:table-cell table:style-name="ce5" office:value-type="date" office:date-value="2008-05-01" calcext:value-type="date">
            <text:p>01-Mai-08</text:p>
          </table:table-cell>
          <table:table-cell office:value-type="string" calcext:value-type="string">
            <text:p>m</text:p>
          </table:table-cell>
          <table:table-cell table:style-name="ce3" office:value-type="float" office:value="13" calcext:value-type="float">
            <text:p>13</text:p>
          </table:table-cell>
          <table:table-cell table:style-name="ce5"/>
          <table:table-cell table:number-columns-repeated="1006"/>
        </table:table-row>
        <table:table-row table:style-name="ro1" table:number-rows-repeated="10480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andard_5f_Tabelle1" style:display-name="Standard_Tabel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.00.0000</text:date>, <text:time style:data-style-name="N2" text:time-value="12:10:14.531484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ttina Olbrich</meta:initial-creator>
    <meta:creation-date>2019-01-30T10:25:35</meta:creation-date>
    <dc:date>2020-05-09T12:11:13.118779123</dc:date>
    <meta:editing-duration>PT54M29S</meta:editing-duration>
    <meta:generator>LibreOffice/6.1.5.2$Linux_X86_64 LibreOffice_project/10$Build-2</meta:generator>
    <meta:editing-cycles>17</meta:editing-cycles>
    <meta:document-statistic meta:table-count="1" meta:cell-count="6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